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546cm"/>
    </style:style>
    <style:style style:name="ro5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ffff"/>
    </style:style>
  </office:automatic-styles>
  <office:body>
    <office:spreadsheet>
      <table:table table:name="EXPORT" table:style-name="ta1" table:print="false">
        <table:table-column table:style-name="co3" table:number-columns-repeated="5" table:default-cell-style-name="ce4"/>
        <table:table-column table:style-name="co3" table:default-cell-style-name="Default"/>
        <table:table-column table:style-name="co3" table:number-columns-repeated="1007" table:default-cell-style-name="ce4"/>
        <table:table-column table:style-name="co3" table:number-columns-repeated="11" table:default-cell-style-name="Default"/>
        <table:table-row table:style-name="ro2">
          <table:table-cell table:style-name="ce2" table:formula="of:=[HumanReadable.A1]" office:value-type="string" office:string-value="Name">
            <text:p>Name</text:p>
          </table:table-cell>
          <table:table-cell table:style-name="ce2" table:formula="of:=[HumanReadable.B1]" office:value-type="string" office:string-value="ItemName">
            <text:p>ItemName</text:p>
          </table:table-cell>
          <table:table-cell table:style-name="ce2" table:formula="of:=[HumanReadable.C1]" office:value-type="string" office:string-value="DisplayName">
            <text:p>DisplayName</text:p>
          </table:table-cell>
          <table:table-cell table:style-name="ce2" table:formula="of:=[HumanReadable.D1]" office:value-type="string" office:string-value="OrderInLists">
            <text:p>OrderInLists</text:p>
          </table:table-cell>
          <table:table-cell table:style-name="ce2" table:formula="of:=[HumanReadable.E1]" office:value-type="string" office:string-value="HelpText">
            <text:p>HelpText</text:p>
          </table:table-cell>
          <table:table-cell table:style-name="ce2" table:formula="of:=[HumanReadable.F1]" office:value-type="string" office:string-value="Icon">
            <text:p>Icon</text:p>
          </table:table-cell>
          <table:table-cell table:style-name="ce2" table:formula="of:=[HumanReadable.G1]" office:value-type="string" office:string-value="Mesh">
            <text:p>Mesh</text:p>
          </table:table-cell>
          <table:table-cell table:style-name="ce2" table:formula="of:=[HumanReadable.H1]" office:value-type="string" office:string-value="ItemPriority">
            <text:p>ItemPriority</text:p>
          </table:table-cell>
          <table:table-cell table:style-name="ce2" table:formula="of:=[HumanReadable.I1]" office:value-type="float" office:value="0">
            <text:p>0</text:p>
          </table:table-cell>
          <table:table-cell table:style-name="ce2" table:formula="of:=[HumanReadable.J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2]);&quot;&quot;;[HumanReadable.A2])" office:value-type="string" office:string-value="Log">
            <text:p>Log</text:p>
          </table:table-cell>
          <table:table-cell table:style-name="ce2" table:formula="of:=[HumanReadable.B2]" office:value-type="string" office:string-value="Log">
            <text:p>Log</text:p>
          </table:table-cell>
          <table:table-cell table:style-name="ce2" table:formula="of:=[HumanReadable.C2]" office:value-type="string" office:string-value="Log">
            <text:p>Log</text:p>
          </table:table-cell>
          <table:table-cell table:style-name="ce2" table:formula="of:=[HumanReadable.D2]" office:value-type="float" office:value="1">
            <text:p>1</text:p>
          </table:table-cell>
          <table:table-cell table:style-name="ce2" table:formula="of:=IF(ISBLANK([HumanReadable.E2]);&quot;missing Info&quot;;[HumanReadable.E2])" office:value-type="string" office:string-value="A Tree Trunk cut down and disbranched.&#10;&#10;Harvested in by Lumberjack in Woodcutters'.&#10;&#10;Used in Sawmill to make Lumber.">
            <text:p>A Tree Trunk cut down and disbranched.</text:p>
            <text:p/>
            <text:p>Harvested in by Lumberjack in Woodcutters'.</text:p>
            <text:p/>
            <text:p>Used in Sawmill to make Lumber.</text:p>
          </table:table-cell>
          <table:table-cell table:style-name="ce2" table:formula="of:=IF(ISBLANK([HumanReadable.F2]);&quot;defaultIcon&quot;;[HumanReadable.F2])" office:value-type="string" office:string-value="logIcon">
            <text:p>logIcon</text:p>
          </table:table-cell>
          <table:table-cell table:style-name="ce2" table:formula="of:=IF(ISBLANK([HumanReadable.G2]);&quot;default&quot;;[HumanReadable.G2])" office:value-type="string" office:string-value="log">
            <text:p>log</text:p>
          </table:table-cell>
          <table:table-cell table:style-name="ce2" table:formula="of:=IF(ISBLANK([HumanReadable.H2]);50;[HumanReadable.H2])" office:value-type="float" office:value="65">
            <text:p>65</text:p>
          </table:table-cell>
          <table:table-cell table:style-name="ce2" table:formula="of:=[HumanReadable.I2]" office:value-type="float" office:value="0">
            <text:p>0</text:p>
          </table:table-cell>
          <table:table-cell table:style-name="ce2" table:formula="of:=[HumanReadable.J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3]);&quot;&quot;;[HumanReadable.A3])" office:value-type="string" office:string-value="Lumber">
            <text:p>Lumber</text:p>
          </table:table-cell>
          <table:table-cell table:style-name="ce2" table:formula="of:=[HumanReadable.B3]" office:value-type="string" office:string-value="Lumber">
            <text:p>Lumber</text:p>
          </table:table-cell>
          <table:table-cell table:style-name="ce2" table:formula="of:=[HumanReadable.C3]" office:value-type="string" office:string-value="Lumber">
            <text:p>Lumber</text:p>
          </table:table-cell>
          <table:table-cell table:style-name="ce2" table:formula="of:=[HumanReadable.D3]" office:value-type="float" office:value="2">
            <text:p>2</text:p>
          </table:table-cell>
          <table:table-cell table:style-name="ce2" table:formula="of:=IF(ISBLANK([HumanReadable.E3]);&quot;missing Info&quot;;[HumanReadable.E3])" office:value-type="string" office:string-value="Wooden planks, ready for use.&#10;&#10;Made in Sawmill from Logs.&#10;&#10;Used in Construction and Weapons Workshop.">
            <text:p>Wooden planks, ready for use.</text:p>
            <text:p/>
            <text:p>Made in Sawmill from Logs.</text:p>
            <text:p/>
            <text:p>Used in Construction and Weapons Workshop.</text:p>
          </table:table-cell>
          <table:table-cell table:style-name="ce2" table:formula="of:=IF(ISBLANK([HumanReadable.F3]);&quot;defaultIcon&quot;;[HumanReadable.F3])" office:value-type="string" office:string-value="lumberIcon">
            <text:p>lumberIcon</text:p>
          </table:table-cell>
          <table:table-cell table:style-name="ce2" table:formula="of:=IF(ISBLANK([HumanReadable.G3]);&quot;default&quot;;[HumanReadable.G3])" office:value-type="string" office:string-value="lumber">
            <text:p>lumber</text:p>
          </table:table-cell>
          <table:table-cell table:style-name="ce2" table:formula="of:=IF(ISBLANK([HumanReadable.H3]);50;[HumanReadable.H3])" office:value-type="float" office:value="70">
            <text:p>70</text:p>
          </table:table-cell>
          <table:table-cell table:style-name="ce2" table:formula="of:=[HumanReadable.I3]" office:value-type="float" office:value="0">
            <text:p>0</text:p>
          </table:table-cell>
          <table:table-cell table:style-name="ce2" table:formula="of:=[HumanReadable.J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4]);&quot;&quot;;[HumanReadable.A4])" office:value-type="string" office:string-value="Stone">
            <text:p>Stone</text:p>
          </table:table-cell>
          <table:table-cell table:style-name="ce2" table:formula="of:=[HumanReadable.B4]" office:value-type="string" office:string-value="Stone">
            <text:p>Stone</text:p>
          </table:table-cell>
          <table:table-cell table:style-name="ce2" table:formula="of:=[HumanReadable.C4]" office:value-type="string" office:string-value="Stone">
            <text:p>Stone</text:p>
          </table:table-cell>
          <table:table-cell table:style-name="ce2" table:formula="of:=[HumanReadable.D4]" office:value-type="float" office:value="3">
            <text:p>3</text:p>
          </table:table-cell>
          <table:table-cell table:style-name="ce2" table:formula="of:=IF(ISBLANK([HumanReadable.E4]);&quot;missing Info&quot;;[HumanReadable.E4])" office:value-type="string" office:string-value="Stone Building Blocks.&#10;&#10;Harvested and hewn into shape by the Mason in a Quarry.&#10;&#10;Used in construction.">
            <text:p>Stone Building Blocks.</text:p>
            <text:p/>
            <text:p>Harvested and hewn into shape by the Mason in a Quarry.</text:p>
            <text:p/>
            <text:p>Used in construction.</text:p>
          </table:table-cell>
          <table:table-cell table:style-name="ce2" table:formula="of:=IF(ISBLANK([HumanReadable.F4]);&quot;defaultIcon&quot;;[HumanReadable.F4])" office:value-type="string" office:string-value="stoneIcon">
            <text:p>stoneIcon</text:p>
          </table:table-cell>
          <table:table-cell table:style-name="ce2" table:formula="of:=IF(ISBLANK([HumanReadable.G4]);&quot;default&quot;;[HumanReadable.G4])" office:value-type="string" office:string-value="default">
            <text:p>default</text:p>
          </table:table-cell>
          <table:table-cell table:style-name="ce2" table:formula="of:=IF(ISBLANK([HumanReadable.H4]);50;[HumanReadable.H4])" office:value-type="float" office:value="64">
            <text:p>64</text:p>
          </table:table-cell>
          <table:table-cell table:style-name="ce2" table:formula="of:=[HumanReadable.I4]" office:value-type="float" office:value="0">
            <text:p>0</text:p>
          </table:table-cell>
          <table:table-cell table:style-name="ce2" table:formula="of:=[HumanReadable.J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5]);&quot;&quot;;[HumanReadable.A5])" office:value-type="string" office:string-value="Wheat">
            <text:p>Wheat</text:p>
          </table:table-cell>
          <table:table-cell table:style-name="ce2" table:formula="of:=[HumanReadable.B5]" office:value-type="string" office:string-value="Wheat">
            <text:p>Wheat</text:p>
          </table:table-cell>
          <table:table-cell table:style-name="ce2" table:formula="of:=[HumanReadable.C5]" office:value-type="string" office:string-value="Wheat">
            <text:p>Wheat</text:p>
          </table:table-cell>
          <table:table-cell table:style-name="ce2" table:formula="of:=[HumanReadable.D5]" office:value-type="float" office:value="4">
            <text:p>4</text:p>
          </table:table-cell>
          <table:table-cell table:style-name="ce2" table:formula="of:=IF(ISBLANK([HumanReadable.E5]);&quot;missing Info&quot;;[HumanReadable.E5])" office:value-type="string" office:string-value="Golden Food Source.&#10;&#10;Harvested by a farmer in a Farm.&#10;&#10;Used in Mill to make Flour.">
            <text:p>Golden Food Source.</text:p>
            <text:p/>
            <text:p>Harvested by a farmer in a Farm.</text:p>
            <text:p/>
            <text:p>Used in Mill to make Flour.</text:p>
          </table:table-cell>
          <table:table-cell table:style-name="ce2" table:formula="of:=IF(ISBLANK([HumanReadable.F5]);&quot;defaultIcon&quot;;[HumanReadable.F5])" office:value-type="string" office:string-value="wheatIcon">
            <text:p>wheatIcon</text:p>
          </table:table-cell>
          <table:table-cell table:style-name="ce2" table:formula="of:=IF(ISBLANK([HumanReadable.G5]);&quot;default&quot;;[HumanReadable.G5])" office:value-type="string" office:string-value="default">
            <text:p>default</text:p>
          </table:table-cell>
          <table:table-cell table:style-name="ce2" table:formula="of:=IF(ISBLANK([HumanReadable.H5]);50;[HumanReadable.H5])" office:value-type="float" office:value="105">
            <text:p>105</text:p>
          </table:table-cell>
          <table:table-cell table:style-name="ce2" table:formula="of:=[HumanReadable.I5]" office:value-type="float" office:value="0">
            <text:p>0</text:p>
          </table:table-cell>
          <table:table-cell table:style-name="ce2" table:formula="of:=[HumanReadable.J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6]);&quot;&quot;;[HumanReadable.A6])" office:value-type="string" office:string-value="Flour">
            <text:p>Flour</text:p>
          </table:table-cell>
          <table:table-cell table:style-name="ce2" table:formula="of:=[HumanReadable.B6]" office:value-type="string" office:string-value="Flour">
            <text:p>Flour</text:p>
          </table:table-cell>
          <table:table-cell table:style-name="ce2" table:formula="of:=[HumanReadable.C6]" office:value-type="string" office:string-value="Flour">
            <text:p>Flour</text:p>
          </table:table-cell>
          <table:table-cell table:style-name="ce2" table:formula="of:=[HumanReadable.D6]" office:value-type="float" office:value="5">
            <text:p>5</text:p>
          </table:table-cell>
          <table:table-cell table:style-name="ce2" table:formula="of:=IF(ISBLANK([HumanReadable.E6]);&quot;missing Info&quot;;[HumanReadable.E6])" office:value-type="string" office:string-value="Soft, white powder, ready to be baked!&#10;&#10;Made in Mill, from Grain.&#10;&#10;Used in the Bakery to bake bread.">
            <text:p>Soft, white powder, ready to be baked!</text:p>
            <text:p/>
            <text:p>Made in Mill, from Grain.</text:p>
            <text:p/>
            <text:p>Used in the Bakery to bake bread.</text:p>
          </table:table-cell>
          <table:table-cell table:style-name="ce2" table:formula="of:=IF(ISBLANK([HumanReadable.F6]);&quot;defaultIcon&quot;;[HumanReadable.F6])" office:value-type="string" office:string-value="flourIcon">
            <text:p>flourIcon</text:p>
          </table:table-cell>
          <table:table-cell table:style-name="ce2" table:formula="of:=IF(ISBLANK([HumanReadable.G6]);&quot;default&quot;;[HumanReadable.G6])" office:value-type="string" office:string-value="default">
            <text:p>default</text:p>
          </table:table-cell>
          <table:table-cell table:style-name="ce2" table:formula="of:=IF(ISBLANK([HumanReadable.H6]);50;[HumanReadable.H6])" office:value-type="float" office:value="100">
            <text:p>100</text:p>
          </table:table-cell>
          <table:table-cell table:style-name="ce2" table:formula="of:=[HumanReadable.I6]" office:value-type="float" office:value="0">
            <text:p>0</text:p>
          </table:table-cell>
          <table:table-cell table:style-name="ce2" table:formula="of:=[HumanReadable.J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7]);&quot;&quot;;[HumanReadable.A7])" office:value-type="string" office:string-value="Bread">
            <text:p>Bread</text:p>
          </table:table-cell>
          <table:table-cell table:style-name="ce2" table:formula="of:=[HumanReadable.B7]" office:value-type="string" office:string-value="Bread">
            <text:p>Bread</text:p>
          </table:table-cell>
          <table:table-cell table:style-name="ce2" table:formula="of:=[HumanReadable.C7]" office:value-type="string" office:string-value="Bread">
            <text:p>Bread</text:p>
          </table:table-cell>
          <table:table-cell table:style-name="ce2" table:formula="of:=[HumanReadable.D7]" office:value-type="float" office:value="6">
            <text:p>6</text:p>
          </table:table-cell>
          <table:table-cell table:style-name="ce2" table:formula="of:=IF(ISBLANK([HumanReadable.E7]);&quot;missing Info&quot;;[HumanReadable.E7])" office:value-type="string" office:string-value="Delicious Bread, providing sustenance to your citizens.&#10;&#10;Baked in the Bakery from Flour.&#10;&#10;Delivered to the Inn to feed your citizens.">
            <text:p>Delicious Bread, providing sustenance to your citizens.</text:p>
            <text:p/>
            <text:p>Baked in the Bakery from Flour.</text:p>
            <text:p/>
            <text:p>Delivered to the Inn to feed your citizens.</text:p>
          </table:table-cell>
          <table:table-cell table:style-name="ce2" table:formula="of:=IF(ISBLANK([HumanReadable.F7]);&quot;defaultIcon&quot;;[HumanReadable.F7])" office:value-type="string" office:string-value="breadIcon">
            <text:p>breadIcon</text:p>
          </table:table-cell>
          <table:table-cell table:style-name="ce2" table:formula="of:=IF(ISBLANK([HumanReadable.G7]);&quot;default&quot;;[HumanReadable.G7])" office:value-type="string" office:string-value="bread">
            <text:p>bread</text:p>
          </table:table-cell>
          <table:table-cell table:style-name="ce2" table:formula="of:=IF(ISBLANK([HumanReadable.H7]);50;[HumanReadable.H7])" office:value-type="float" office:value="200">
            <text:p>200</text:p>
          </table:table-cell>
          <table:table-cell table:style-name="ce2" table:formula="of:=[HumanReadable.I7]" office:value-type="float" office:value="0">
            <text:p>0</text:p>
          </table:table-cell>
          <table:table-cell table:style-name="ce2" table:formula="of:=[HumanReadable.J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8]);&quot;&quot;;[HumanReadable.A8])" office:value-type="string" office:string-value="GoldOre">
            <text:p>GoldOre</text:p>
          </table:table-cell>
          <table:table-cell table:style-name="ce2" table:formula="of:=[HumanReadable.B8]" office:value-type="string" office:string-value="GoldOre">
            <text:p>GoldOre</text:p>
          </table:table-cell>
          <table:table-cell table:style-name="ce2" table:formula="of:=[HumanReadable.C8]" office:value-type="string" office:string-value="Gold Ore">
            <text:p>Gold Ore</text:p>
          </table:table-cell>
          <table:table-cell table:style-name="ce2" table:formula="of:=[HumanReadable.D8]" office:value-type="float" office:value="8">
            <text:p>8</text:p>
          </table:table-cell>
          <table:table-cell table:style-name="ce2" table:formula="of:=IF(ISBLANK([HumanReadable.E8]);&quot;missing Info&quot;;[HumanReadable.E8])" office:value-type="string" office:string-value="Rocks with a few specks of gold in them.&#10;&#10;Mined by a goldminer from gold veins.&#10;&#10;Melted into golden coins in the Mint.">
            <text:p>Rocks with a few specks of gold in them.</text:p>
            <text:p/>
            <text:p>Mined by a goldminer from gold veins.</text:p>
            <text:p/>
            <text:p>Melted into golden coins in the Mint.</text:p>
          </table:table-cell>
          <table:table-cell table:style-name="ce2" table:formula="of:=IF(ISBLANK([HumanReadable.F8]);&quot;defaultIcon&quot;;[HumanReadable.F8])" office:value-type="string" office:string-value="goldoreIcon">
            <text:p>goldoreIcon</text:p>
          </table:table-cell>
          <table:table-cell table:style-name="ce2" table:formula="of:=IF(ISBLANK([HumanReadable.G8]);&quot;default&quot;;[HumanReadable.G8])" office:value-type="string" office:string-value="default">
            <text:p>default</text:p>
          </table:table-cell>
          <table:table-cell table:style-name="ce2" table:formula="of:=IF(ISBLANK([HumanReadable.H8]);50;[HumanReadable.H8])" office:value-type="float" office:value="74">
            <text:p>74</text:p>
          </table:table-cell>
          <table:table-cell table:style-name="ce2" table:formula="of:=[HumanReadable.I8]" office:value-type="float" office:value="0">
            <text:p>0</text:p>
          </table:table-cell>
          <table:table-cell table:style-name="ce2" table:formula="of:=[HumanReadable.J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9]);&quot;&quot;;[HumanReadable.A9])" office:value-type="string" office:string-value="IronOre">
            <text:p>IronOre</text:p>
          </table:table-cell>
          <table:table-cell table:style-name="ce2" table:formula="of:=[HumanReadable.B9]" office:value-type="string" office:string-value="IronOre">
            <text:p>IronOre</text:p>
          </table:table-cell>
          <table:table-cell table:style-name="ce2" table:formula="of:=[HumanReadable.C9]" office:value-type="string" office:string-value="Iron Ore">
            <text:p>Iron Ore</text:p>
          </table:table-cell>
          <table:table-cell table:style-name="ce2" table:formula="of:=[HumanReadable.D9]" office:value-type="float" office:value="9">
            <text:p>9</text:p>
          </table:table-cell>
          <table:table-cell table:style-name="ce2" table:formula="of:=IF(ISBLANK([HumanReadable.E9]);&quot;missing Info&quot;;[HumanReadable.E9])" office:value-type="string" office:string-value="Reddish rocks that taste rusty.&#10;&#10;Mined by an ironminer from iron veins.&#10;&#10;Melted into iron bars in the iron smeltery.">
            <text:p>Reddish rocks that taste rusty.</text:p>
            <text:p/>
            <text:p>Mined by an ironminer from iron veins.</text:p>
            <text:p/>
            <text:p>Melted into iron bars in the iron smeltery.</text:p>
          </table:table-cell>
          <table:table-cell table:style-name="ce2" table:formula="of:=IF(ISBLANK([HumanReadable.F9]);&quot;defaultIcon&quot;;[HumanReadable.F9])" office:value-type="string" office:string-value="ironoreIcon">
            <text:p>ironoreIcon</text:p>
          </table:table-cell>
          <table:table-cell table:style-name="ce2" table:formula="of:=IF(ISBLANK([HumanReadable.G9]);&quot;default&quot;;[HumanReadable.G9])" office:value-type="string" office:string-value="default">
            <text:p>default</text:p>
          </table:table-cell>
          <table:table-cell table:style-name="ce2" table:formula="of:=IF(ISBLANK([HumanReadable.H9]);50;[HumanReadable.H9])" office:value-type="float" office:value="38">
            <text:p>38</text:p>
          </table:table-cell>
          <table:table-cell table:style-name="ce2" table:formula="of:=[HumanReadable.I9]" office:value-type="float" office:value="0">
            <text:p>0</text:p>
          </table:table-cell>
          <table:table-cell table:style-name="ce2" table:formula="of:=[HumanReadable.J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0]);&quot;&quot;;[HumanReadable.A10])" office:value-type="string" office:string-value="Coal">
            <text:p>Coal</text:p>
          </table:table-cell>
          <table:table-cell table:style-name="ce2" table:formula="of:=[HumanReadable.B10]" office:value-type="string" office:string-value="Coal">
            <text:p>Coal</text:p>
          </table:table-cell>
          <table:table-cell table:style-name="ce2" table:formula="of:=[HumanReadable.C10]" office:value-type="string" office:string-value="Coal">
            <text:p>Coal</text:p>
          </table:table-cell>
          <table:table-cell table:style-name="ce2" table:formula="of:=[HumanReadable.D10]" office:value-type="float" office:value="7">
            <text:p>7</text:p>
          </table:table-cell>
          <table:table-cell table:style-name="ce2" table:formula="of:=IF(ISBLANK([HumanReadable.E10]);&quot;missing Info&quot;;[HumanReadable.E10])" office:value-type="string" office:string-value="Black, flammable rocks.&#10;&#10;Mined by a coalminer from a coal deposit.&#10;&#10;Used to fire the cauldrons in the mint and the iron smeltery.">
            <text:p>Black, flammable rocks.</text:p>
            <text:p/>
            <text:p>Mined by a coalminer from a coal deposit.</text:p>
            <text:p/>
            <text:p>Used to fire the cauldrons in the mint and the iron smeltery.</text:p>
          </table:table-cell>
          <table:table-cell table:style-name="ce2" table:formula="of:=IF(ISBLANK([HumanReadable.F10]);&quot;defaultIcon&quot;;[HumanReadable.F10])" office:value-type="string" office:string-value="coalIcon">
            <text:p>coalIcon</text:p>
          </table:table-cell>
          <table:table-cell table:style-name="ce2" table:formula="of:=IF(ISBLANK([HumanReadable.G10]);&quot;default&quot;;[HumanReadable.G10])" office:value-type="string" office:string-value="default">
            <text:p>default</text:p>
          </table:table-cell>
          <table:table-cell table:style-name="ce2" table:formula="of:=IF(ISBLANK([HumanReadable.H10]);50;[HumanReadable.H10])" office:value-type="float" office:value="75">
            <text:p>75</text:p>
          </table:table-cell>
          <table:table-cell table:style-name="ce2" table:formula="of:=[HumanReadable.I10]" office:value-type="float" office:value="0">
            <text:p>0</text:p>
          </table:table-cell>
          <table:table-cell table:style-name="ce2" table:formula="of:=[HumanReadable.J1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1]);&quot;&quot;;[HumanReadable.A11])" office:value-type="string" office:string-value="Iron">
            <text:p>Iron</text:p>
          </table:table-cell>
          <table:table-cell table:style-name="ce2" table:formula="of:=[HumanReadable.B11]" office:value-type="string" office:string-value="Iron">
            <text:p>Iron</text:p>
          </table:table-cell>
          <table:table-cell table:style-name="ce2" table:formula="of:=[HumanReadable.C11]" office:value-type="string" office:string-value="Iron">
            <text:p>Iron</text:p>
          </table:table-cell>
          <table:table-cell table:style-name="ce2" table:formula="of:=[HumanReadable.D11]" office:value-type="float" office:value="11">
            <text:p>11</text:p>
          </table:table-cell>
          <table:table-cell table:style-name="ce2" table:formula="of:=IF(ISBLANK([HumanReadable.E11]);&quot;missing Info&quot;;[HumanReadable.E11])" office:value-type="string" office:string-value="Heavy Iron Bars.&#10;&#10;Melted from iron ore with coal in the Iron Smeltery.&#10;&#10;Used in the construction of the Palace.">
            <text:p>Heavy Iron Bars.</text:p>
            <text:p/>
            <text:p>Melted from iron ore with coal in the Iron Smeltery.</text:p>
            <text:p/>
            <text:p>Used in the construction of the Palace.</text:p>
          </table:table-cell>
          <table:table-cell table:style-name="ce2" table:formula="of:=IF(ISBLANK([HumanReadable.F11]);&quot;defaultIcon&quot;;[HumanReadable.F11])" office:value-type="string" office:string-value="ironIcon">
            <text:p>ironIcon</text:p>
          </table:table-cell>
          <table:table-cell table:style-name="ce2" table:formula="of:=IF(ISBLANK([HumanReadable.G11]);&quot;default&quot;;[HumanReadable.G11])" office:value-type="string" office:string-value="default">
            <text:p>default</text:p>
          </table:table-cell>
          <table:table-cell table:style-name="ce2" table:formula="of:=IF(ISBLANK([HumanReadable.H11]);50;[HumanReadable.H11])" office:value-type="float" office:value="39">
            <text:p>39</text:p>
          </table:table-cell>
          <table:table-cell table:style-name="ce2" table:formula="of:=[HumanReadable.I11]" office:value-type="float" office:value="0">
            <text:p>0</text:p>
          </table:table-cell>
          <table:table-cell table:style-name="ce2" table:formula="of:=[HumanReadable.J1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2]);&quot;&quot;;[HumanReadable.A12])" office:value-type="string" office:string-value="GoldCoins">
            <text:p>GoldCoins</text:p>
          </table:table-cell>
          <table:table-cell table:style-name="ce2" table:formula="of:=[HumanReadable.B12]" office:value-type="string" office:string-value="GoldCoins">
            <text:p>GoldCoins</text:p>
          </table:table-cell>
          <table:table-cell table:style-name="ce2" table:formula="of:=[HumanReadable.C12]" office:value-type="string" office:string-value="Gold Coins">
            <text:p>Gold Coins</text:p>
          </table:table-cell>
          <table:table-cell table:style-name="ce2" table:formula="of:=[HumanReadable.D12]" office:value-type="float" office:value="10">
            <text:p>10</text:p>
          </table:table-cell>
          <table:table-cell table:style-name="ce2" table:formula="of:=IF(ISBLANK([HumanReadable.E12]);&quot;missing Info&quot;;[HumanReadable.E12])" office:value-type="string" office:string-value="Precisely weighted golden coins.  Melted from gold ore with coal, and pressed into shape in the mint.  Used in the construction of the Palace.">
            <text:p>Precisely weighted golden coins. <text:s/>Melted from gold ore with coal, and pressed into shape in the mint. <text:s/>Used in the construction of the Palace.</text:p>
          </table:table-cell>
          <table:table-cell table:style-name="ce2" table:formula="of:=IF(ISBLANK([HumanReadable.F12]);&quot;defaultIcon&quot;;[HumanReadable.F12])" office:value-type="string" office:string-value="goldCoinsIcon">
            <text:p>goldCoinsIcon</text:p>
          </table:table-cell>
          <table:table-cell table:style-name="ce2" table:formula="of:=IF(ISBLANK([HumanReadable.G12]);&quot;default&quot;;[HumanReadable.G12])" office:value-type="string" office:string-value="goldCoins">
            <text:p>goldCoins</text:p>
          </table:table-cell>
          <table:table-cell table:style-name="ce2" table:formula="of:=IF(ISBLANK([HumanReadable.H12]);50;[HumanReadable.H12])" office:value-type="float" office:value="250">
            <text:p>250</text:p>
          </table:table-cell>
          <table:table-cell table:style-name="ce2" table:formula="of:=[HumanReadable.I12]" office:value-type="float" office:value="0">
            <text:p>0</text:p>
          </table:table-cell>
          <table:table-cell table:style-name="ce2" table:formula="of:=[HumanReadable.J1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3]);&quot;&quot;;[HumanReadable.A13])" office:value-type="string" office:string-value="Wine">
            <text:p>Wine</text:p>
          </table:table-cell>
          <table:table-cell table:style-name="ce2" table:formula="of:=[HumanReadable.B13]" office:value-type="string" office:string-value="Wine">
            <text:p>Wine</text:p>
          </table:table-cell>
          <table:table-cell table:style-name="ce2" table:formula="of:=[HumanReadable.C13]" office:value-type="string" office:string-value="Wine">
            <text:p>Wine</text:p>
          </table:table-cell>
          <table:table-cell table:style-name="ce2" table:formula="of:=[HumanReadable.D13]" office:value-type="float" office:value="13">
            <text:p>13</text:p>
          </table:table-cell>
          <table:table-cell table:style-name="ce2" table:formula="of:=IF(ISBLANK([HumanReadable.E13]);&quot;missing Info&quot;;[HumanReadable.E13])" office:value-type="string" office:string-value="Fermented Grape juice, sometimes referred to blood of the gods.&#10;&#10;Made in the Vineyard.&#10;&#10;Delivered to the Inn to feed your citizens.">
            <text:p>Fermented Grape juice, sometimes referred to blood of the gods.</text:p>
            <text:p/>
            <text:p>Made in the Vineyard.</text:p>
            <text:p/>
            <text:p>Delivered to the Inn to feed your citizens.</text:p>
          </table:table-cell>
          <table:table-cell table:style-name="ce2" table:formula="of:=IF(ISBLANK([HumanReadable.F13]);&quot;defaultIcon&quot;;[HumanReadable.F13])" office:value-type="string" office:string-value="defaultIcon">
            <text:p>defaultIcon</text:p>
          </table:table-cell>
          <table:table-cell table:style-name="ce2" table:formula="of:=IF(ISBLANK([HumanReadable.G13]);&quot;default&quot;;[HumanReadable.G13])" office:value-type="string" office:string-value="default">
            <text:p>default</text:p>
          </table:table-cell>
          <table:table-cell table:style-name="ce2" table:formula="of:=IF(ISBLANK([HumanReadable.H13]);50;[HumanReadable.H13])" office:value-type="float" office:value="197">
            <text:p>197</text:p>
          </table:table-cell>
          <table:table-cell table:style-name="ce2" table:formula="of:=[HumanReadable.I13]" office:value-type="float" office:value="0">
            <text:p>0</text:p>
          </table:table-cell>
          <table:table-cell table:style-name="ce2" table:formula="of:=[HumanReadable.J1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4]);&quot;&quot;;[HumanReadable.A14])" office:value-type="string" office:string-value="HandAxe">
            <text:p>HandAxe</text:p>
          </table:table-cell>
          <table:table-cell table:style-name="ce2" table:formula="of:=[HumanReadable.B14]" office:value-type="string" office:string-value="HandAxe">
            <text:p>HandAxe</text:p>
          </table:table-cell>
          <table:table-cell table:style-name="ce2" table:formula="of:=[HumanReadable.C14]" office:value-type="string" office:string-value="Hand Axe">
            <text:p>Hand Axe</text:p>
          </table:table-cell>
          <table:table-cell table:style-name="ce2" table:formula="of:=[HumanReadable.D14]" office:value-type="float" office:value="12">
            <text:p>12</text:p>
          </table:table-cell>
          <table:table-cell table:style-name="ce2" table:formula="of:=IF(ISBLANK([HumanReadable.E14]);&quot;missing Info&quot;;[HumanReadable.E14])" office:value-type="string" office:string-value="A small axe sharp enough to disarm a man.&#10;&#10;Made in Weapons workshop from Lumber.&#10;&#10;Used in construction of the Palace.">
            <text:p>A small axe sharp enough to disarm a man.</text:p>
            <text:p/>
            <text:p>Made in Weapons workshop from Lumber.</text:p>
            <text:p/>
            <text:p>Used in construction of the Palace.</text:p>
          </table:table-cell>
          <table:table-cell table:style-name="ce2" table:formula="of:=IF(ISBLANK([HumanReadable.F14]);&quot;defaultIcon&quot;;[HumanReadable.F14])" office:value-type="string" office:string-value="handAxeIcon">
            <text:p>handAxeIcon</text:p>
          </table:table-cell>
          <table:table-cell table:style-name="ce2" table:formula="of:=IF(ISBLANK([HumanReadable.G14]);&quot;default&quot;;[HumanReadable.G14])" office:value-type="string" office:string-value="default">
            <text:p>default</text:p>
          </table:table-cell>
          <table:table-cell table:style-name="ce2" table:formula="of:=IF(ISBLANK([HumanReadable.H14]);50;[HumanReadable.H14])" office:value-type="float" office:value="40">
            <text:p>40</text:p>
          </table:table-cell>
          <table:table-cell table:style-name="ce2" table:formula="of:=[HumanReadable.I14]" office:value-type="float" office:value="0">
            <text:p>0</text:p>
          </table:table-cell>
          <table:table-cell table:style-name="ce2" table:formula="of:=[HumanReadable.J1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5]);&quot;&quot;;[HumanReadable.A15])" office:value-type="string" office:string-value="Fish">
            <text:p>Fish</text:p>
          </table:table-cell>
          <table:table-cell table:style-name="ce2" table:formula="of:=[HumanReadable.B15]" office:value-type="string" office:string-value="Fish">
            <text:p>Fish</text:p>
          </table:table-cell>
          <table:table-cell table:style-name="ce2" table:formula="of:=[HumanReadable.C15]" office:value-type="string" office:string-value="Fish">
            <text:p>Fish</text:p>
          </table:table-cell>
          <table:table-cell table:style-name="ce2" table:formula="of:=[HumanReadable.D15]" office:value-type="float" office:value="15">
            <text:p>15</text:p>
          </table:table-cell>
          <table:table-cell table:style-name="ce2" table:formula="of:=IF(ISBLANK([HumanReadable.E15]);&quot;missing Info&quot;;[HumanReadable.E15])" office:value-type="string" office:string-value="Sweetwater fish, freshly caught.&#10;&#10;Caught in the Fisher's Hut.&#10;&#10;Delivered to the Inn to feed your citizens.">
            <text:p>Sweetwater fish, freshly caught.</text:p>
            <text:p/>
            <text:p>Caught in the Fisher's Hut.</text:p>
            <text:p/>
            <text:p>Delivered to the Inn to feed your citizens.</text:p>
          </table:table-cell>
          <table:table-cell table:style-name="ce2" table:formula="of:=IF(ISBLANK([HumanReadable.F15]);&quot;defaultIcon&quot;;[HumanReadable.F15])" office:value-type="string" office:string-value="defaultIcon">
            <text:p>defaultIcon</text:p>
          </table:table-cell>
          <table:table-cell table:style-name="ce2" table:formula="of:=IF(ISBLANK([HumanReadable.G15]);&quot;default&quot;;[HumanReadable.G15])" office:value-type="string" office:string-value="default">
            <text:p>default</text:p>
          </table:table-cell>
          <table:table-cell table:style-name="ce2" table:formula="of:=IF(ISBLANK([HumanReadable.H15]);50;[HumanReadable.H15])" office:value-type="float" office:value="199">
            <text:p>199</text:p>
          </table:table-cell>
          <table:table-cell table:style-name="ce2" table:formula="of:=[HumanReadable.I15]" office:value-type="float" office:value="0">
            <text:p>0</text:p>
          </table:table-cell>
          <table:table-cell table:style-name="ce2" table:formula="of:=[HumanReadable.J1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6]);&quot;&quot;;[HumanReadable.A16])" office:value-type="string" office:string-value="Sausages">
            <text:p>Sausages</text:p>
          </table:table-cell>
          <table:table-cell table:style-name="ce2" table:formula="of:=[HumanReadable.B16]" office:value-type="string" office:string-value="Sausages">
            <text:p>Sausages</text:p>
          </table:table-cell>
          <table:table-cell table:style-name="ce2" table:formula="of:=[HumanReadable.C16]" office:value-type="string" office:string-value="Sausages">
            <text:p>Sausages</text:p>
          </table:table-cell>
          <table:table-cell table:style-name="ce2" table:formula="of:=[HumanReadable.D16]" office:value-type="float" office:value="14">
            <text:p>14</text:p>
          </table:table-cell>
          <table:table-cell table:style-name="ce2" table:formula="of:=IF(ISBLANK([HumanReadable.E16]);&quot;missing Info&quot;;[HumanReadable.E16])" office:value-type="string" office:string-value="Pork Sausages, a hearty meal.&#10;&#10;Made at the Butcher's from Pigs.&#10;&#10;Delivered to the Inn to feed your citizens.">
            <text:p>Pork Sausages, a hearty meal.</text:p>
            <text:p/>
            <text:p>Made at the Butcher's from Pigs.</text:p>
            <text:p/>
            <text:p>Delivered to the Inn to feed your citizens.</text:p>
          </table:table-cell>
          <table:table-cell table:style-name="ce2" table:formula="of:=IF(ISBLANK([HumanReadable.F16]);&quot;defaultIcon&quot;;[HumanReadable.F16])" office:value-type="string" office:string-value="defaultIcon">
            <text:p>defaultIcon</text:p>
          </table:table-cell>
          <table:table-cell table:style-name="ce2" table:formula="of:=IF(ISBLANK([HumanReadable.G16]);&quot;default&quot;;[HumanReadable.G16])" office:value-type="string" office:string-value="default">
            <text:p>default</text:p>
          </table:table-cell>
          <table:table-cell table:style-name="ce2" table:formula="of:=IF(ISBLANK([HumanReadable.H16]);50;[HumanReadable.H16])" office:value-type="float" office:value="198">
            <text:p>198</text:p>
          </table:table-cell>
          <table:table-cell table:style-name="ce2" table:formula="of:=[HumanReadable.I16]" office:value-type="float" office:value="0">
            <text:p>0</text:p>
          </table:table-cell>
          <table:table-cell table:style-name="ce2" table:formula="of:=[HumanReadable.J1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7]);&quot;&quot;;[HumanReadable.A17])">
            <text:p/>
          </table:table-cell>
          <table:table-cell table:style-name="ce2" table:formula="of:=[HumanReadable.B17]" office:value-type="float" office:value="0">
            <text:p>0</text:p>
          </table:table-cell>
          <table:table-cell table:style-name="ce2" table:formula="of:=[HumanReadable.C17]" office:value-type="float" office:value="0">
            <text:p>0</text:p>
          </table:table-cell>
          <table:table-cell table:style-name="ce2" table:formula="of:=[HumanReadable.D17]" office:value-type="float" office:value="0">
            <text:p>0</text:p>
          </table:table-cell>
          <table:table-cell table:style-name="ce2" table:formula="of:=IF(ISBLANK([HumanReadable.E17]);&quot;missing Info&quot;;[HumanReadable.E17])" office:value-type="string" office:string-value="missing Info">
            <text:p>missing Info</text:p>
          </table:table-cell>
          <table:table-cell table:style-name="ce2" table:formula="of:=IF(ISBLANK([HumanReadable.F17]);&quot;defaultIcon&quot;;[HumanReadable.F17])" office:value-type="string" office:string-value="defaultIcon">
            <text:p>defaultIcon</text:p>
          </table:table-cell>
          <table:table-cell table:style-name="ce2" table:formula="of:=IF(ISBLANK([HumanReadable.G17]);&quot;default&quot;;[HumanReadable.G17])" office:value-type="string" office:string-value="default">
            <text:p>default</text:p>
          </table:table-cell>
          <table:table-cell table:style-name="ce2" table:formula="of:=IF(ISBLANK([HumanReadable.H17]);50;[HumanReadable.H17])" office:value-type="float" office:value="50">
            <text:p>50</text:p>
          </table:table-cell>
          <table:table-cell table:style-name="ce2" table:formula="of:=[HumanReadable.I17]" office:value-type="float" office:value="0">
            <text:p>0</text:p>
          </table:table-cell>
          <table:table-cell table:style-name="ce2" table:formula="of:=[HumanReadable.J17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18]);&quot;&quot;;[HumanReadable.A18])">
            <text:p/>
          </table:table-cell>
          <table:table-cell table:style-name="ce2" table:formula="of:=[HumanReadable.B18]" office:value-type="float" office:value="0">
            <text:p>0</text:p>
          </table:table-cell>
          <table:table-cell table:style-name="ce2" table:formula="of:=[HumanReadable.C18]" office:value-type="float" office:value="0">
            <text:p>0</text:p>
          </table:table-cell>
          <table:table-cell table:style-name="ce2" table:formula="of:=[HumanReadable.D18]" office:value-type="float" office:value="0">
            <text:p>0</text:p>
          </table:table-cell>
          <table:table-cell table:style-name="ce2" table:formula="of:=IF(ISBLANK([HumanReadable.E18]);&quot;missing Info&quot;;[HumanReadable.E18])" office:value-type="string" office:string-value="missing Info">
            <text:p>missing Info</text:p>
          </table:table-cell>
          <table:table-cell table:style-name="ce2" table:formula="of:=IF(ISBLANK([HumanReadable.F18]);&quot;defaultIcon&quot;;[HumanReadable.F18])" office:value-type="string" office:string-value="defaultIcon">
            <text:p>defaultIcon</text:p>
          </table:table-cell>
          <table:table-cell table:style-name="ce2" table:formula="of:=IF(ISBLANK([HumanReadable.G18]);&quot;default&quot;;[HumanReadable.G18])" office:value-type="string" office:string-value="default">
            <text:p>default</text:p>
          </table:table-cell>
          <table:table-cell table:style-name="ce2" table:formula="of:=IF(ISBLANK([HumanReadable.H18]);50;[HumanReadable.H18])" office:value-type="float" office:value="50">
            <text:p>50</text:p>
          </table:table-cell>
          <table:table-cell table:style-name="ce2" table:formula="of:=[HumanReadable.I18]" office:value-type="float" office:value="0">
            <text:p>0</text:p>
          </table:table-cell>
          <table:table-cell table:style-name="ce2" table:formula="of:=[HumanReadable.J18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19]);&quot;&quot;;[HumanReadable.A19])">
            <text:p/>
          </table:table-cell>
          <table:table-cell table:style-name="ce2" table:formula="of:=[HumanReadable.B19]" office:value-type="float" office:value="0">
            <text:p>0</text:p>
          </table:table-cell>
          <table:table-cell table:style-name="ce2" table:formula="of:=[HumanReadable.C19]" office:value-type="float" office:value="0">
            <text:p>0</text:p>
          </table:table-cell>
          <table:table-cell table:style-name="ce2" table:formula="of:=[HumanReadable.D19]" office:value-type="float" office:value="0">
            <text:p>0</text:p>
          </table:table-cell>
          <table:table-cell table:style-name="ce2" table:formula="of:=IF(ISBLANK([HumanReadable.E19]);&quot;missing Info&quot;;[HumanReadable.E19])" office:value-type="string" office:string-value="missing Info">
            <text:p>missing Info</text:p>
          </table:table-cell>
          <table:table-cell table:style-name="ce2" table:formula="of:=IF(ISBLANK([HumanReadable.F19]);&quot;defaultIcon&quot;;[HumanReadable.F19])" office:value-type="string" office:string-value="defaultIcon">
            <text:p>defaultIcon</text:p>
          </table:table-cell>
          <table:table-cell table:style-name="ce2" table:formula="of:=IF(ISBLANK([HumanReadable.G19]);&quot;default&quot;;[HumanReadable.G19])" office:value-type="string" office:string-value="default">
            <text:p>default</text:p>
          </table:table-cell>
          <table:table-cell table:style-name="ce2" table:formula="of:=IF(ISBLANK([HumanReadable.H19]);50;[HumanReadable.H19])" office:value-type="float" office:value="50">
            <text:p>50</text:p>
          </table:table-cell>
          <table:table-cell table:style-name="ce2" table:formula="of:=[HumanReadable.I19]" office:value-type="float" office:value="0">
            <text:p>0</text:p>
          </table:table-cell>
          <table:table-cell table:style-name="ce2" table:formula="of:=[HumanReadable.J19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0]);&quot;&quot;;[HumanReadable.A20])">
            <text:p/>
          </table:table-cell>
          <table:table-cell table:style-name="ce2" table:formula="of:=[HumanReadable.B20]" office:value-type="float" office:value="0">
            <text:p>0</text:p>
          </table:table-cell>
          <table:table-cell table:style-name="ce2" table:formula="of:=[HumanReadable.C20]" office:value-type="float" office:value="0">
            <text:p>0</text:p>
          </table:table-cell>
          <table:table-cell table:style-name="ce2" table:formula="of:=[HumanReadable.D20]" office:value-type="float" office:value="0">
            <text:p>0</text:p>
          </table:table-cell>
          <table:table-cell table:style-name="ce2" table:formula="of:=IF(ISBLANK([HumanReadable.E20]);&quot;missing Info&quot;;[HumanReadable.E20])" office:value-type="string" office:string-value="missing Info">
            <text:p>missing Info</text:p>
          </table:table-cell>
          <table:table-cell table:style-name="ce2" table:formula="of:=IF(ISBLANK([HumanReadable.F20]);&quot;defaultIcon&quot;;[HumanReadable.F20])" office:value-type="string" office:string-value="defaultIcon">
            <text:p>defaultIcon</text:p>
          </table:table-cell>
          <table:table-cell table:style-name="ce2" table:formula="of:=IF(ISBLANK([HumanReadable.G20]);&quot;default&quot;;[HumanReadable.G20])" office:value-type="string" office:string-value="default">
            <text:p>default</text:p>
          </table:table-cell>
          <table:table-cell table:style-name="ce2" table:formula="of:=IF(ISBLANK([HumanReadable.H20]);50;[HumanReadable.H20])" office:value-type="float" office:value="50">
            <text:p>50</text:p>
          </table:table-cell>
          <table:table-cell table:style-name="ce2" table:formula="of:=[HumanReadable.I20]" office:value-type="float" office:value="0">
            <text:p>0</text:p>
          </table:table-cell>
          <table:table-cell table:style-name="ce2" table:formula="of:=[HumanReadable.J20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1]);&quot;&quot;;[HumanReadable.A21])">
            <text:p/>
          </table:table-cell>
          <table:table-cell table:style-name="ce2" table:formula="of:=[HumanReadable.B21]" office:value-type="float" office:value="0">
            <text:p>0</text:p>
          </table:table-cell>
          <table:table-cell table:style-name="ce2" table:formula="of:=[HumanReadable.C21]" office:value-type="float" office:value="0">
            <text:p>0</text:p>
          </table:table-cell>
          <table:table-cell table:style-name="ce2" table:formula="of:=[HumanReadable.D21]" office:value-type="float" office:value="0">
            <text:p>0</text:p>
          </table:table-cell>
          <table:table-cell table:style-name="ce2" table:formula="of:=IF(ISBLANK([HumanReadable.E21]);&quot;missing Info&quot;;[HumanReadable.E21])" office:value-type="string" office:string-value="missing Info">
            <text:p>missing Info</text:p>
          </table:table-cell>
          <table:table-cell table:style-name="ce2" table:formula="of:=IF(ISBLANK([HumanReadable.F21]);&quot;defaultIcon&quot;;[HumanReadable.F21])" office:value-type="string" office:string-value="defaultIcon">
            <text:p>defaultIcon</text:p>
          </table:table-cell>
          <table:table-cell table:style-name="ce2" table:formula="of:=IF(ISBLANK([HumanReadable.G21]);&quot;default&quot;;[HumanReadable.G21])" office:value-type="string" office:string-value="default">
            <text:p>default</text:p>
          </table:table-cell>
          <table:table-cell table:style-name="ce2" table:formula="of:=IF(ISBLANK([HumanReadable.H21]);50;[HumanReadable.H21])" office:value-type="float" office:value="50">
            <text:p>50</text:p>
          </table:table-cell>
          <table:table-cell table:style-name="ce2" table:formula="of:=[HumanReadable.I21]" office:value-type="float" office:value="0">
            <text:p>0</text:p>
          </table:table-cell>
          <table:table-cell table:style-name="ce2" table:formula="of:=[HumanReadable.J21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2]);&quot;&quot;;[HumanReadable.A22])">
            <text:p/>
          </table:table-cell>
          <table:table-cell table:style-name="ce2" table:formula="of:=[HumanReadable.B22]" office:value-type="float" office:value="0">
            <text:p>0</text:p>
          </table:table-cell>
          <table:table-cell table:style-name="ce2" table:formula="of:=[HumanReadable.C22]" office:value-type="float" office:value="0">
            <text:p>0</text:p>
          </table:table-cell>
          <table:table-cell table:style-name="ce2" table:formula="of:=[HumanReadable.D22]" office:value-type="float" office:value="0">
            <text:p>0</text:p>
          </table:table-cell>
          <table:table-cell table:style-name="ce2" table:formula="of:=IF(ISBLANK([HumanReadable.E22]);&quot;missing Info&quot;;[HumanReadable.E22])" office:value-type="string" office:string-value="missing Info">
            <text:p>missing Info</text:p>
          </table:table-cell>
          <table:table-cell table:style-name="ce2" table:formula="of:=IF(ISBLANK([HumanReadable.F22]);&quot;defaultIcon&quot;;[HumanReadable.F22])" office:value-type="string" office:string-value="defaultIcon">
            <text:p>defaultIcon</text:p>
          </table:table-cell>
          <table:table-cell table:style-name="ce2" table:formula="of:=IF(ISBLANK([HumanReadable.G22]);&quot;default&quot;;[HumanReadable.G22])" office:value-type="string" office:string-value="default">
            <text:p>default</text:p>
          </table:table-cell>
          <table:table-cell table:style-name="ce2" table:formula="of:=IF(ISBLANK([HumanReadable.H22]);50;[HumanReadable.H22])" office:value-type="float" office:value="50">
            <text:p>50</text:p>
          </table:table-cell>
          <table:table-cell table:style-name="ce2" table:formula="of:=[HumanReadable.I22]" office:value-type="float" office:value="0">
            <text:p>0</text:p>
          </table:table-cell>
          <table:table-cell table:style-name="ce2" table:formula="of:=[HumanReadable.J22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3]);&quot;&quot;;[HumanReadable.A23])">
            <text:p/>
          </table:table-cell>
          <table:table-cell table:style-name="ce2" table:formula="of:=[HumanReadable.B23]" office:value-type="float" office:value="0">
            <text:p>0</text:p>
          </table:table-cell>
          <table:table-cell table:style-name="ce2" table:formula="of:=[HumanReadable.C23]" office:value-type="float" office:value="0">
            <text:p>0</text:p>
          </table:table-cell>
          <table:table-cell table:style-name="ce2" table:formula="of:=[HumanReadable.D23]" office:value-type="float" office:value="0">
            <text:p>0</text:p>
          </table:table-cell>
          <table:table-cell table:style-name="ce2" table:formula="of:=IF(ISBLANK([HumanReadable.E23]);&quot;missing Info&quot;;[HumanReadable.E23])" office:value-type="string" office:string-value="missing Info">
            <text:p>missing Info</text:p>
          </table:table-cell>
          <table:table-cell table:style-name="ce2" table:formula="of:=IF(ISBLANK([HumanReadable.F23]);&quot;defaultIcon&quot;;[HumanReadable.F23])" office:value-type="string" office:string-value="defaultIcon">
            <text:p>defaultIcon</text:p>
          </table:table-cell>
          <table:table-cell table:style-name="ce2" table:formula="of:=IF(ISBLANK([HumanReadable.G23]);&quot;default&quot;;[HumanReadable.G23])" office:value-type="string" office:string-value="default">
            <text:p>default</text:p>
          </table:table-cell>
          <table:table-cell table:style-name="ce2" table:formula="of:=IF(ISBLANK([HumanReadable.H23]);50;[HumanReadable.H23])" office:value-type="float" office:value="50">
            <text:p>50</text:p>
          </table:table-cell>
          <table:table-cell table:style-name="ce2" table:formula="of:=[HumanReadable.I23]" office:value-type="float" office:value="0">
            <text:p>0</text:p>
          </table:table-cell>
          <table:table-cell table:style-name="ce2" table:formula="of:=[HumanReadable.J23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4]);&quot;&quot;;[HumanReadable.A24])">
            <text:p/>
          </table:table-cell>
          <table:table-cell table:style-name="ce2" table:formula="of:=[HumanReadable.B24]" office:value-type="float" office:value="0">
            <text:p>0</text:p>
          </table:table-cell>
          <table:table-cell table:style-name="ce2" table:formula="of:=[HumanReadable.C24]" office:value-type="float" office:value="0">
            <text:p>0</text:p>
          </table:table-cell>
          <table:table-cell table:style-name="ce2" table:formula="of:=[HumanReadable.D24]" office:value-type="float" office:value="0">
            <text:p>0</text:p>
          </table:table-cell>
          <table:table-cell table:style-name="ce2" table:formula="of:=IF(ISBLANK([HumanReadable.E24]);&quot;missing Info&quot;;[HumanReadable.E24])" office:value-type="string" office:string-value="missing Info">
            <text:p>missing Info</text:p>
          </table:table-cell>
          <table:table-cell table:style-name="ce2" table:formula="of:=IF(ISBLANK([HumanReadable.F24]);&quot;defaultIcon&quot;;[HumanReadable.F24])" office:value-type="string" office:string-value="defaultIcon">
            <text:p>defaultIcon</text:p>
          </table:table-cell>
          <table:table-cell table:style-name="ce2" table:formula="of:=IF(ISBLANK([HumanReadable.G24]);&quot;default&quot;;[HumanReadable.G24])" office:value-type="string" office:string-value="default">
            <text:p>default</text:p>
          </table:table-cell>
          <table:table-cell table:style-name="ce2" table:formula="of:=IF(ISBLANK([HumanReadable.H24]);50;[HumanReadable.H24])" office:value-type="float" office:value="50">
            <text:p>50</text:p>
          </table:table-cell>
          <table:table-cell table:style-name="ce2" table:formula="of:=[HumanReadable.I24]" office:value-type="float" office:value="0">
            <text:p>0</text:p>
          </table:table-cell>
          <table:table-cell table:style-name="ce2" table:formula="of:=[HumanReadable.J24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5]);&quot;&quot;;[HumanReadable.A25])">
            <text:p/>
          </table:table-cell>
          <table:table-cell table:style-name="ce2" table:formula="of:=[HumanReadable.B25]" office:value-type="float" office:value="0">
            <text:p>0</text:p>
          </table:table-cell>
          <table:table-cell table:style-name="ce2" table:formula="of:=[HumanReadable.C25]" office:value-type="float" office:value="0">
            <text:p>0</text:p>
          </table:table-cell>
          <table:table-cell table:style-name="ce2" table:formula="of:=[HumanReadable.D25]" office:value-type="float" office:value="0">
            <text:p>0</text:p>
          </table:table-cell>
          <table:table-cell table:style-name="ce2" table:formula="of:=IF(ISBLANK([HumanReadable.E25]);&quot;missing Info&quot;;[HumanReadable.E25])" office:value-type="string" office:string-value="missing Info">
            <text:p>missing Info</text:p>
          </table:table-cell>
          <table:table-cell table:style-name="ce2" table:formula="of:=IF(ISBLANK([HumanReadable.F25]);&quot;defaultIcon&quot;;[HumanReadable.F25])" office:value-type="string" office:string-value="defaultIcon">
            <text:p>defaultIcon</text:p>
          </table:table-cell>
          <table:table-cell table:style-name="ce2" table:formula="of:=IF(ISBLANK([HumanReadable.G25]);&quot;default&quot;;[HumanReadable.G25])" office:value-type="string" office:string-value="default">
            <text:p>default</text:p>
          </table:table-cell>
          <table:table-cell table:style-name="ce2" table:formula="of:=IF(ISBLANK([HumanReadable.H25]);50;[HumanReadable.H25])" office:value-type="float" office:value="50">
            <text:p>50</text:p>
          </table:table-cell>
          <table:table-cell table:style-name="ce2" table:formula="of:=[HumanReadable.I25]" office:value-type="float" office:value="0">
            <text:p>0</text:p>
          </table:table-cell>
          <table:table-cell table:style-name="ce2" table:formula="of:=[HumanReadable.J25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 table:number-rows-repeated="23">
          <table:table-cell table:style-name="Default" table:number-columns-repeated="5"/>
          <table:table-cell/>
          <table:table-cell table:style-name="Default" table:number-columns-repeated="1007"/>
          <table:table-cell table:number-columns-repeated="11"/>
        </table:table-row>
        <table:table-row table:style-name="ro2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umanReadable" table:style-name="ta1" table:print="false">
        <table:table-column table:style-name="co3" table:number-columns-repeated="1024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Item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HelpText</text:p>
          </table:table-cell>
          <table:table-cell office:value-type="string">
            <text:p>Icon</text:p>
          </table:table-cell>
          <table:table-cell office:value-type="string">
            <text:p>Mesh</text:p>
          </table:table-cell>
          <table:table-cell table:style-name="ce3" office:value-type="string">
            <text:p>ItemPriority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Log</text:p>
          </table:table-cell>
          <table:table-cell table:style-name="ce2" table:formula="of:=[.A2]" office:value-type="string" office:string-value="Log">
            <text:p>Log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office:value-type="string">
            <text:p>A Tree Trunk cut down and disbranched.</text:p>
            <text:p/>
            <text:p>Harvested in by Lumberjack in Woodcutters'.</text:p>
            <text:p/>
            <text:p>Used in Sawmill to make Lumber.</text:p>
          </table:table-cell>
          <table:table-cell office:value-type="string">
            <text:p>logIcon</text:p>
          </table:table-cell>
          <table:table-cell office:value-type="string">
            <text:p>log</text:p>
          </table:table-cell>
          <table:table-cell office:value-type="float" office:value="65">
            <text:p>65</text:p>
          </table:table-cell>
          <table:table-cell table:number-columns-repeated="2"/>
          <table:table-cell table:number-columns-repeated="1014"/>
        </table:table-row>
        <table:table-row table:style-name="ro6">
          <table:table-cell office:value-type="string">
            <text:p>Lumber</text:p>
          </table:table-cell>
          <table:table-cell table:style-name="ce2" table:formula="of:=[.A3]" office:value-type="string" office:string-value="Lumber">
            <text:p>Lumber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Wooden planks, ready for use.</text:p>
            <text:p/>
            <text:p>Made in Sawmill from Logs.</text:p>
            <text:p/>
            <text:p>Used in Construction and Weapons Workshop.</text:p>
          </table:table-cell>
          <table:table-cell office:value-type="string">
            <text:p>lumberIcon</text:p>
          </table:table-cell>
          <table:table-cell office:value-type="string">
            <text:p>lumber</text:p>
          </table:table-cell>
          <table:table-cell office:value-type="float" office:value="70">
            <text:p>70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Stone</text:p>
          </table:table-cell>
          <table:table-cell table:style-name="ce2" table:formula="of:=[.A4]" office:value-type="string" office:string-value="Stone">
            <text:p>Stone</text:p>
          </table:table-cell>
          <table:table-cell office:value-type="string">
            <text:p>Stone</text:p>
          </table:table-cell>
          <table:table-cell office:value-type="float" office:value="3">
            <text:p>3</text:p>
          </table:table-cell>
          <table:table-cell office:value-type="string">
            <text:p>Stone Building Blocks.</text:p>
            <text:p/>
            <text:p>Harvested and hewn into shape by the Mason in a Quarry.</text:p>
            <text:p/>
            <text:p>Used in construction.</text:p>
          </table:table-cell>
          <table:table-cell office:value-type="string">
            <text:p>stoneIcon</text:p>
          </table:table-cell>
          <table:table-cell/>
          <table:table-cell office:value-type="float" office:value="64">
            <text:p>64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Wheat</text:p>
          </table:table-cell>
          <table:table-cell table:style-name="ce2" table:formula="of:=[.A5]" office:value-type="string" office:string-value="Wheat">
            <text:p>Wheat</text:p>
          </table:table-cell>
          <table:table-cell office:value-type="string">
            <text:p>Wheat</text:p>
          </table:table-cell>
          <table:table-cell office:value-type="float" office:value="4">
            <text:p>4</text:p>
          </table:table-cell>
          <table:table-cell office:value-type="string">
            <text:p>Golden Food Source.</text:p>
            <text:p/>
            <text:p>Harvested by a farmer in a Farm.</text:p>
            <text:p/>
            <text:p>Used in Mill to make Flour.</text:p>
          </table:table-cell>
          <table:table-cell office:value-type="string">
            <text:p>wheatIcon</text:p>
          </table:table-cell>
          <table:table-cell/>
          <table:table-cell office:value-type="float" office:value="105">
            <text:p>105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Flour</text:p>
          </table:table-cell>
          <table:table-cell table:style-name="ce2" table:formula="of:=[.A6]" office:value-type="string" office:string-value="Flour">
            <text:p>Flour</text:p>
          </table:table-cell>
          <table:table-cell office:value-type="string">
            <text:p>Flour</text:p>
          </table:table-cell>
          <table:table-cell office:value-type="float" office:value="5">
            <text:p>5</text:p>
          </table:table-cell>
          <table:table-cell office:value-type="string">
            <text:p>Soft, white powder, ready to be baked!</text:p>
            <text:p/>
            <text:p>Made in Mill, from Grain.</text:p>
            <text:p/>
            <text:p>Used in the Bakery to bake bread.</text:p>
          </table:table-cell>
          <table:table-cell office:value-type="string">
            <text:p>flourIcon</text:p>
          </table:table-cell>
          <table:table-cell/>
          <table:table-cell office:value-type="float" office:value="100">
            <text:p>100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Bread</text:p>
          </table:table-cell>
          <table:table-cell table:style-name="ce2" table:formula="of:=[.A7]" office:value-type="string" office:string-value="Bread">
            <text:p>Bread</text:p>
          </table:table-cell>
          <table:table-cell office:value-type="string">
            <text:p>Bread</text:p>
          </table:table-cell>
          <table:table-cell office:value-type="float" office:value="6">
            <text:p>6</text:p>
          </table:table-cell>
          <table:table-cell office:value-type="string">
            <text:p>Delicious Bread, providing sustenance to your citizens.</text:p>
            <text:p/>
            <text:p>Baked in the Bakery from Flour.</text:p>
            <text:p/>
            <text:p>Delivered to the Inn to feed your citizens.</text:p>
          </table:table-cell>
          <table:table-cell office:value-type="string">
            <text:p>breadIcon</text:p>
          </table:table-cell>
          <table:table-cell office:value-type="string">
            <text:p>bread</text:p>
          </table:table-cell>
          <table:table-cell office:value-type="float" office:value="200">
            <text:p>200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GoldOre</text:p>
          </table:table-cell>
          <table:table-cell table:style-name="ce2" table:formula="of:=[.A8]" office:value-type="string" office:string-value="GoldOre">
            <text:p>GoldOre</text:p>
          </table:table-cell>
          <table:table-cell office:value-type="string">
            <text:p>Gold Ore</text:p>
          </table:table-cell>
          <table:table-cell office:value-type="float" office:value="8">
            <text:p>8</text:p>
          </table:table-cell>
          <table:table-cell office:value-type="string">
            <text:p>Rocks with a few specks of gold in them.</text:p>
            <text:p/>
            <text:p>Mined by a goldminer from gold veins.</text:p>
            <text:p/>
            <text:p>Melted into golden coins in the Mint.</text:p>
          </table:table-cell>
          <table:table-cell office:value-type="string">
            <text:p>goldoreIcon</text:p>
          </table:table-cell>
          <table:table-cell/>
          <table:table-cell office:value-type="float" office:value="74">
            <text:p>74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IronOre</text:p>
          </table:table-cell>
          <table:table-cell table:style-name="ce2" table:formula="of:=[.A9]" office:value-type="string" office:string-value="IronOre">
            <text:p>IronOre</text:p>
          </table:table-cell>
          <table:table-cell office:value-type="string">
            <text:p>Iron Ore</text:p>
          </table:table-cell>
          <table:table-cell office:value-type="float" office:value="9">
            <text:p>9</text:p>
          </table:table-cell>
          <table:table-cell office:value-type="string">
            <text:p>Reddish rocks that taste rusty.</text:p>
            <text:p/>
            <text:p>Mined by an ironminer from iron veins.</text:p>
            <text:p/>
            <text:p>Melted into iron bars in the iron smeltery.</text:p>
          </table:table-cell>
          <table:table-cell office:value-type="string">
            <text:p>ironoreIcon</text:p>
          </table:table-cell>
          <table:table-cell/>
          <table:table-cell office:value-type="float" office:value="38">
            <text:p>38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Coal</text:p>
          </table:table-cell>
          <table:table-cell table:style-name="ce2" table:formula="of:=[.A10]" office:value-type="string" office:string-value="Coal">
            <text:p>Coal</text:p>
          </table:table-cell>
          <table:table-cell office:value-type="string">
            <text:p>Coal</text:p>
          </table:table-cell>
          <table:table-cell office:value-type="float" office:value="7">
            <text:p>7</text:p>
          </table:table-cell>
          <table:table-cell office:value-type="string">
            <text:p>Black, flammable rocks.</text:p>
            <text:p/>
            <text:p>Mined by a coalminer from a coal deposit.</text:p>
            <text:p/>
            <text:p>Used to fire the cauldrons in the mint and the iron smeltery.</text:p>
          </table:table-cell>
          <table:table-cell office:value-type="string">
            <text:p>coalIcon</text:p>
          </table:table-cell>
          <table:table-cell/>
          <table:table-cell office:value-type="float" office:value="75">
            <text:p>75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Iron</text:p>
          </table:table-cell>
          <table:table-cell table:style-name="ce2" table:formula="of:=[.A11]" office:value-type="string" office:string-value="Iron">
            <text:p>Iron</text:p>
          </table:table-cell>
          <table:table-cell office:value-type="string">
            <text:p>Iron</text:p>
          </table:table-cell>
          <table:table-cell office:value-type="float" office:value="11">
            <text:p>11</text:p>
          </table:table-cell>
          <table:table-cell office:value-type="string">
            <text:p>Heavy Iron Bars.</text:p>
            <text:p/>
            <text:p>Melted from iron ore with coal in the Iron Smeltery.</text:p>
            <text:p/>
            <text:p>Used in the construction of the Palace.</text:p>
          </table:table-cell>
          <table:table-cell office:value-type="string">
            <text:p>ironIcon</text:p>
          </table:table-cell>
          <table:table-cell/>
          <table:table-cell office:value-type="float" office:value="39">
            <text:p>39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GoldCoins</text:p>
          </table:table-cell>
          <table:table-cell table:style-name="ce2" table:formula="of:=[.A12]" office:value-type="string" office:string-value="GoldCoins">
            <text:p>GoldCoins</text:p>
          </table:table-cell>
          <table:table-cell office:value-type="string">
            <text:p>Gold Coins</text:p>
          </table:table-cell>
          <table:table-cell office:value-type="float" office:value="10">
            <text:p>10</text:p>
          </table:table-cell>
          <table:table-cell office:value-type="string">
            <text:p>Precisely weighted golden coins. <text:s/>Melted from gold ore with coal, and pressed into shape in the mint. <text:s/>Used in the construction of the Palace.</text:p>
          </table:table-cell>
          <table:table-cell office:value-type="string">
            <text:p>goldCoinsIcon</text:p>
          </table:table-cell>
          <table:table-cell office:value-type="string">
            <text:p>goldCoins</text:p>
          </table:table-cell>
          <table:table-cell office:value-type="float" office:value="250">
            <text:p>250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Wine</text:p>
          </table:table-cell>
          <table:table-cell table:style-name="ce2" table:formula="of:=[.A13]" office:value-type="string" office:string-value="Wine">
            <text:p>Wine</text:p>
          </table:table-cell>
          <table:table-cell office:value-type="string">
            <text:p>Wine</text:p>
          </table:table-cell>
          <table:table-cell office:value-type="float" office:value="13">
            <text:p>13</text:p>
          </table:table-cell>
          <table:table-cell office:value-type="string">
            <text:p>Fermented Grape juice, sometimes referred to blood of the gods.</text:p>
            <text:p/>
            <text:p>Made in the Vineyard.</text:p>
            <text:p/>
            <text:p>Delivered to the Inn to feed your citizens.</text:p>
          </table:table-cell>
          <table:table-cell table:number-columns-repeated="2"/>
          <table:table-cell office:value-type="float" office:value="197">
            <text:p>197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HandAxe</text:p>
          </table:table-cell>
          <table:table-cell table:style-name="ce2" table:formula="of:=[.A14]" office:value-type="string" office:string-value="HandAxe">
            <text:p>HandAxe</text:p>
          </table:table-cell>
          <table:table-cell office:value-type="string">
            <text:p>Hand Axe</text:p>
          </table:table-cell>
          <table:table-cell office:value-type="float" office:value="12">
            <text:p>12</text:p>
          </table:table-cell>
          <table:table-cell office:value-type="string">
            <text:p>A small axe sharp enough to disarm a man.</text:p>
            <text:p/>
            <text:p>Made in Weapons workshop from Lumber.</text:p>
            <text:p/>
            <text:p>Used in construction of the Palace.</text:p>
          </table:table-cell>
          <table:table-cell office:value-type="string">
            <text:p>handAxeIcon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Fish</text:p>
          </table:table-cell>
          <table:table-cell table:style-name="ce2" table:formula="of:=[.A15]" office:value-type="string" office:string-value="Fish">
            <text:p>Fish</text:p>
          </table:table-cell>
          <table:table-cell office:value-type="string">
            <text:p>Fish</text:p>
          </table:table-cell>
          <table:table-cell office:value-type="float" office:value="15">
            <text:p>15</text:p>
          </table:table-cell>
          <table:table-cell office:value-type="string">
            <text:p>Sweetwater fish, freshly caught.</text:p>
            <text:p/>
            <text:p>Caught in the Fisher's Hut.</text:p>
            <text:p/>
            <text:p>Delivered to the Inn to feed your citizens.</text:p>
          </table:table-cell>
          <table:table-cell table:number-columns-repeated="2"/>
          <table:table-cell office:value-type="float" office:value="199">
            <text:p>199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Sausages</text:p>
          </table:table-cell>
          <table:table-cell table:style-name="ce2" table:formula="of:=[.A16]" office:value-type="string" office:string-value="Sausages">
            <text:p>Sausages</text:p>
          </table:table-cell>
          <table:table-cell office:value-type="string">
            <text:p>Sausages</text:p>
          </table:table-cell>
          <table:table-cell office:value-type="float" office:value="14">
            <text:p>14</text:p>
          </table:table-cell>
          <table:table-cell office:value-type="string">
            <text:p>Pork Sausages, a hearty meal.</text:p>
            <text:p/>
            <text:p>Made at the Butcher's from Pigs.</text:p>
            <text:p/>
            <text:p>Delivered to the Inn to feed your citizens.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GROUND" table:style-name="ta1" table:print="false">
        <table:table-column table:style-name="co2" table:number-columns-repeated="1024" table:default-cell-style-name="Default"/>
        <table:table-row table:style-name="ro5">
          <table:table-cell table:style-name="ce3"/>
          <table:table-cell table:number-columns-repeated="1023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HumanReadable.A1:HumanReadable.D1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10.01.2019</text:date>, <text:time>20:4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6M2S</meta:editing-duration>
    <meta:editing-cycles>76</meta:editing-cycles>
    <meta:generator>OpenOffice/4.1.3$Win32 OpenOffice.org_project/413m1$Build-9783</meta:generator>
    <dc:date>2019-01-10T20:47:57.18</dc:date>
    <dc:creator>Felix </dc:creator>
    <meta:document-statistic meta:table-count="3" meta:cell-count="500" meta:object-count="0"/>
    <meta:user-defined meta:name="Info 1"/>
    <meta:user-defined meta:name="Info 2"/>
    <meta:user-defined meta:name="Info 3"/>
    <meta:user-defined meta:name="Info 4"/>
  </office:meta>
</office:document-meta>
</file>